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svg:width="10.07cm" svg:height="13.321cm" text:anchor-type="paragraph" svg:x="0cm" svg:y="0cm" style:wrap="dynamic" style:number-wrapped-paragraphs="no-limit" style:wrap-contour="false" style:vertical-pos="top" style:vertical-rel="paragraph" style:horizontal-pos="center" style:horizontal-rel="paragraph" style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fo:min-width="5.001cm" fo:min-height="5.001cm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1-12-27T23:21:51</dc:date>
    <dc:creator>Gergely Daróczi</dc:creator>
    <meta:editing-duration>PT22M</meta:editing-duration>
    <meta:editing-cycles>19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